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e6e6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stroke="none" draw:fill="solid" draw:fill-color="#e6e6ff" draw:textarea-horizontal-align="justify" draw:textarea-vertical-align="top" draw:auto-grow-height="false" fo:padding-top="-0.27cm" fo:wrap-option="wrap"/>
    </style:style>
    <style:style style:name="gr4" style:family="graphic" style:parent-style-name="standard">
      <style:graphic-properties draw:stroke="none" draw:fill="solid" draw:fill-color="#cccccc" draw:textarea-horizontal-align="justify" draw:textarea-vertical-align="top" draw:auto-grow-height="false" fo:padding-top="-0.27cm" fo:wrap-option="wrap"/>
    </style:style>
    <style:style style:name="gr5" style:family="graphic" style:parent-style-name="standard">
      <style:graphic-properties draw:stroke="none" draw:fill="solid" draw:fill-color="#e6e6ff" draw:textarea-horizontal-align="justify" draw:textarea-vertical-align="top" draw:auto-grow-height="false" fo:padding-top="0.03cm" fo:wrap-option="wrap"/>
    </style:style>
    <style:style style:name="gr6" style:family="graphic" style:parent-style-name="standard">
      <style:graphic-properties draw:stroke="none" draw:fill="solid" draw:fill-color="#e6e6ff" draw:textarea-horizontal-align="justify" draw:textarea-vertical-align="top" draw:auto-grow-height="false" fo:wrap-option="wrap"/>
    </style:style>
    <style:style style:name="gr7" style:family="graphic" style:parent-style-name="standard">
      <style:graphic-properties draw:stroke="solid" svg:stroke-color="#000000" draw:marker-end="Arrow" draw:marker-end-width="0.3cm" draw:fill="solid" draw:fill-color="#e6e6ff" draw:textarea-horizontal-align="center" draw:textarea-vertical-align="middle"/>
    </style:style>
    <style:style style:name="gr8" style:family="graphic" style:parent-style-name="standard">
      <style:graphic-properties svg:stroke-color="#000080" draw:fill="solid" draw:fill-color="#83ca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8000" draw:fill="solid" draw:fill-color="#23ff23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cm" svg:stroke-color="#ff9966" draw:marker-start-width="0.2cm" draw:marker-end-width="0.2cm" draw:fill="solid" draw:fill-color="#ffcc99" draw:textarea-horizontal-align="justify" draw:textarea-vertical-align="top" draw:auto-grow-height="false" fo:wrap-option="wrap"/>
    </style:style>
    <style:style style:name="gr11" style:family="graphic" style:parent-style-name="standard">
      <style:graphic-properties draw:stroke="solid" svg:stroke-width="0cm" svg:stroke-color="#008000" draw:marker-start-width="0.2cm" draw:marker-end-width="0.2cm" draw:fill="solid" draw:fill-color="#00ff00" draw:textarea-horizontal-align="justify" draw:textarea-vertical-align="top" draw:auto-grow-height="false" fo:wrap-option="wrap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3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ff00"/>
    </style:style>
    <style:style style:name="T4" style:family="text">
      <style:text-properties fo:color="#000000"/>
    </style:style>
    <style:style style:name="T5" style:family="text">
      <style:text-properties fo:color="#0000ff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0000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5" draw:layer="layout" svg:width="13cm" svg:height="2.254cm" svg:x="4cm" svg:y="1cm">
          <text:p text:style-name="P1"><text:span text:style-name="T1">Model</text:span></text:p>
          <text:p text:style-name="P1"><text:span text:style-name="T1"/></text:p>
          <text:p text:style-name="P1">OR</text:p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13cm" svg:height="2.705cm" svg:x="4cm" svg:y="7.312cm">
          <text:p text:style-name="P1"><text:span text:style-name="T1">Bench</text:span></text:p>
          <text:p text:style-name="P1"><text:span text:style-name="T1"/></text:p>
          <text:p text:style-name="P1"><text:span text:style-name="T2">O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" draw:layer="layout" svg:width="15cm" svg:height="17.704cm" svg:x="3cm" svg:y="10.996cm">
          <text:p text:style-name="P1"><text:span text:style-name="T1">For each particles number</text:span>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2966.20225318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4cm" svg:height="16.245cm" svg:x="3.5cm" svg:y="11.949cm">
          <text:p text:style-name="P1"><text:span text:style-name="T1">For each mutation</text:span></text:p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2658.15298907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3" draw:layer="layout" svg:width="13cm" svg:height="7.937cm" svg:x="4cm" svg:y="12.774cm">
          <text:p text:style-name="P1"><text:span text:style-name="T1">SMC</text:span></text:p>
          <text:p text:style-name="P1"><text:span text:style-name="T3"><text:s/>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>OR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1766.80032076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4" draw:layer="layout" svg:width="13cm" svg:height="5.89cm" svg:x="4.021cm" svg:y="21.734cm">
          <text:p text:style-name="P1"><text:span text:style-name="T1">Check errors</text:span></text:p>
          <text:p text:style-name="P1"><text:span text:style-name="T5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>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38.63520624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0.5cm" svg:y1="10.017cm" svg:x2="10.5cm" svg:y2="10.996cm" draw:start-shape="id1" draw:end-shape="id2" draw:end-glue-point="0" svg:d="m10500 10017v979">
          <text:p/>
        </draw:connector>
        <draw:connector draw:style-name="gr7" draw:text-style-name="P1" draw:layer="layout" draw:type="line" svg:x1="10.5cm" svg:y1="20.711cm" svg:x2="10.521cm" svg:y2="21.734cm" draw:start-shape="id3" draw:start-glue-point="2" draw:end-shape="id4" draw:end-glue-point="0" svg:d="m10500 20711 21 1023">
          <text:p/>
        </draw:connector>
        <draw:custom-shape draw:style-name="gr2" draw:text-style-name="P1" draw:id="id6" draw:layer="layout" svg:width="13cm" svg:height="2.254cm" svg:x="4cm" svg:y="4.156cm">
          <text:p text:style-name="P1"><text:span text:style-name="T1">Data</text:span></text:p>
          <text:p text:style-name="P2"/>
          <text:p text:style-name="P1">OR</text:p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0.5cm" svg:y1="3.254cm" svg:x2="10.5cm" svg:y2="4.156cm" draw:start-shape="id5" draw:start-glue-point="2" draw:end-shape="id6" draw:end-glue-point="0" svg:d="m10500 3254v902">
          <text:p/>
        </draw:connector>
        <draw:connector draw:style-name="gr7" draw:text-style-name="P1" draw:layer="layout" draw:type="line" svg:x1="10.5cm" svg:y1="6.41cm" svg:x2="10.5cm" svg:y2="7.312cm" draw:start-shape="id6" draw:start-glue-point="2" draw:end-shape="id1" draw:end-glue-point="0" svg:d="m10500 6410v902">
          <text:p/>
        </draw:connector>
        <draw:custom-shape draw:style-name="gr8" draw:text-style-name="P1" draw:layer="layout" svg:width="4.57cm" svg:height="1.02cm" svg:x="4.794cm" svg:y="1.876cm">
          <text:p text:style-name="P1">Read parameters</text:p>
          <text:p text:style-name="P1">from cfg fil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131cm" svg:height="0.958cm" svg:x="11.78cm" svg:y="1.877cm">
          <text:p text:style-name="P1">Set default</text:p>
          <text:p text:style-name="P1">parameter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57cm" svg:height="1.148cm" svg:x="4.831cm" svg:y="5.057cm">
          <text:p text:style-name="P1">Read data</text:p>
          <text:p text:style-name="P1">from cfg fil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138cm" svg:height="1.068cm" svg:x="11.906cm" svg:y="5.089cm">
          <text:p text:style-name="P1">Sample data</text:p>
          <text:p text:style-name="P1">(using data-rng-seed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57cm" svg:height="1.443cm" svg:x="5.078cm" svg:y="8.227cm">
          <text:p text:style-name="P1">Read benchmarks</text:p>
          <text:p text:style-name="P1">from cfg file</text:p>
          <text:p text:style-name="P1">(filtering/smoothing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435cm" svg:height="1.527cm" svg:x="11.907cm" svg:y="8.22cm">
          <text:p text:style-name="P1">Compute benchmarks</text:p>
          <text:p text:style-name="P1">if bench implemented</text:p>
          <text:p text:style-name="P1">(filtering/smoothing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id="id7" draw:layer="layout" svg:width="5.068cm" svg:height="0.774cm" svg:x="7.972cm" svg:y="13.565cm">
          <text:p text:style-name="P1"><text:span text:style-name="T4"><text:s/></text:span><text:span text:style-name="T4">Run n-smc SMC 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id="id10" draw:layer="layout" svg:width="5.944cm" svg:height="1.402cm" svg:x="7.499cm" svg:y="19.147cm">
          <text:p text:style-name="P1"><text:span text:style-name="T4">Compute errors vs benchmarks</text:span></text:p>
          <text:p text:style-name="P1"><text:span text:style-name="T4">if available</text:span></text:p>
          <text:p text:style-name="P1"><text:span text:style-name="T4">(filtering/smooth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8" draw:layer="layout" svg:width="5.55cm" svg:height="4.241cm" svg:x="4.276cm" svg:y="14.536cm">
          <text:p text:style-name="P1"><text:span text:style-name="T6">Case n-smc=1 </text:span></text:p>
          <text:p text:style-name="P2"><text:span text:style-name="T4">Use verbose, interactive, show, plot-file, smc-rng-seed options</text:span></text:p>
          <text:list text:style-name="L1">
            <text:list-item>
              <text:p text:style-name="P2"><text:span text:style-name="T4"><text:s/></text:span><text:span text:style-name="T4">if verbose=1</text:span></text:p>
              <text:p text:style-name="P2"><text:span text:style-name="T7"><text:s text:c="2"/></text:span><text:span text:style-name="T7">Display a progress bar of the run</text:span></text:p>
            </text:list-item>
            <text:list-item>
              <text:p text:style-name="P2"><text:span text:style-name="T4"><text:s/></text:span><text:span text:style-name="T4">if verbose=2</text:span></text:p>
              <text:p text:style-name="P2"><text:span text:style-name="T4"><text:s text:c="2"/></text:span><text:span text:style-name="T4">Complete displa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71.68141592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9" draw:layer="layout" svg:width="5.79cm" svg:height="4.115cm" svg:x="11.038cm" svg:y="14.576cm">
          <text:p text:style-name="P1"><text:span text:style-name="T8">Case n-smc&gt;1</text:span></text:p>
          <text:p text:style-name="P2"><text:span text:style-name="T7">Use time initialized seed</text:span></text:p>
          <text:list text:style-name="L1">
            <text:list-item>
              <text:p text:style-name="P2"><text:span text:style-name="T7"><text:s/></text:span><text:span text:style-name="T7">if verbose=1</text:span></text:p>
            </text:list-item>
          </text:list>
          <text:p text:style-name="P2"><text:span text:style-name="T7"><text:s text:c="3"/></text:span><text:span text:style-name="T7">Display a global progress bar</text:span></text:p>
          <text:list text:continue-numbering="true" text:style-name="L1">
            <text:list-item>
              <text:p text:style-name="P2"><text:span text:style-name="T7"><text:s/></text:span><text:span text:style-name="T7">if verbose=2</text:span></text:p>
            </text:list-item>
          </text:list>
          <text:p text:style-name="P2"><text:span text:style-name="T7"><text:s text:c="3"/></text:span><text:span text:style-name="T7">Progress bar of each run</text:span></text:p>
          <draw:enhanced-geometry svg:viewBox="0 0 21600 21600" draw:path-stretchpoint-x="10800" draw:path-stretchpoint-y="10800" draw:text-areas="?f3 ?f4 ?f5 ?f6" draw:type="round-rectangle" draw:modifiers="2574.869888475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11" draw:layer="layout" svg:width="4.57cm" svg:height="1.397cm" svg:x="8.388cm" svg:y="22.665cm">
          <text:p text:style-name="P1">Read reference errors</text:p>
          <text:p text:style-name="P1">from cfg file</text:p>
          <text:p text:style-name="P1">(filtering/smoothing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id="id12" draw:layer="layout" svg:width="5.592cm" svg:height="2.747cm" svg:x="4.408cm" svg:y="24.467cm">
          <text:p text:style-name="P1"><text:span text:style-name="T6">Case n-smc=1 </text:span></text:p>
          <text:list text:style-name="L1">
            <text:list-item>
              <text:p text:style-name="P2"><text:span text:style-name="T4"><text:s/></text:span><text:span text:style-name="T4">Compute 1-(reject-level) quantile of the errors (filtering/smoothing)</text:span></text:p>
            </text:list-item>
            <text:list-item>
              <text:p text:style-name="P2"><text:span text:style-name="T4"><text:s/></text:span><text:span text:style-name="T4">Check error &lt; quantil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id="id13" draw:layer="layout" svg:width="5.869cm" svg:height="2.683cm" svg:x="11.076cm" svg:y="24.531cm">
          <text:p text:style-name="P1"><text:span text:style-name="T8">Case n-smc&gt;1</text:span></text:p>
          <text:list text:style-name="L1">
            <text:list-item>
              <text:p text:style-name="P2"><text:span text:style-name="T7"><text:s/></text:span><text:span text:style-name="T7">Compute Kolmogorov-Smirnov statistic (filtering/smoothing)</text:span></text:p>
            </text:list-item>
            <text:list-item>
              <text:p text:style-name="P2"><text:span text:style-name="T4"><text:s/></text:span><text:span text:style-name="T4">Check p-value &gt; reject-level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7.972cm" svg:y1="13.952cm" svg:x2="7.051cm" svg:y2="14.536cm" draw:start-shape="id7" draw:start-glue-point="3" draw:end-shape="id8" draw:end-glue-point="0" svg:d="m7972 13952c-614 0-921 194-921 584">
          <text:p/>
        </draw:connector>
        <draw:connector draw:style-name="gr12" draw:text-style-name="P1" draw:layer="layout" draw:type="curve" svg:x1="13.04cm" svg:y1="13.952cm" svg:x2="13.933cm" svg:y2="14.576cm" draw:start-shape="id7" draw:start-glue-point="1" draw:end-shape="id9" draw:end-glue-point="0" svg:d="m13040 13952c596 0 893 208 893 624">
          <text:p/>
        </draw:connector>
        <draw:connector draw:style-name="gr12" draw:text-style-name="P1" draw:layer="layout" draw:type="curve" svg:x1="7.051cm" svg:y1="18.777cm" svg:x2="7.499cm" svg:y2="19.848cm" draw:start-shape="id8" draw:start-glue-point="2" draw:end-shape="id10" draw:end-glue-point="3" svg:d="m7051 18777c0 714 149 1071 448 1071">
          <text:p/>
        </draw:connector>
        <draw:connector draw:style-name="gr12" draw:text-style-name="P1" draw:layer="layout" draw:type="curve" svg:x1="13.933cm" svg:y1="18.691cm" svg:x2="13.443cm" svg:y2="19.848cm" draw:start-shape="id9" draw:start-glue-point="2" draw:end-shape="id10" draw:end-glue-point="1" svg:d="m13933 18691c0 772-163 1157-490 1157">
          <text:p/>
        </draw:connector>
        <draw:connector draw:style-name="gr12" draw:text-style-name="P1" draw:layer="layout" draw:type="curve" svg:x1="8.388cm" svg:y1="23.363cm" svg:x2="7.204cm" svg:y2="24.467cm" draw:start-shape="id11" draw:start-glue-point="3" draw:end-shape="id12" draw:end-glue-point="0" svg:d="m8388 23363c-790 0-1184 368-1184 1104">
          <text:p/>
        </draw:connector>
        <draw:connector draw:style-name="gr12" draw:text-style-name="P1" draw:layer="layout" draw:type="curve" svg:x1="12.958cm" svg:y1="23.363cm" svg:x2="14.01cm" svg:y2="24.531cm" draw:start-shape="id11" draw:start-glue-point="1" draw:end-shape="id13" draw:end-glue-point="0" svg:d="m12958 23363c702 0 1052 389 1052 1168">
          <text:p/>
        </draw:connector>
        <draw:frame draw:style-name="gr13" draw:layer="layout" svg:width="1.763cm" svg:height="0.784cm" svg:x="15.225cm" svg:y="4.131cm">
          <draw:text-box>
            <text:p>step=0</text:p>
          </draw:text-box>
        </draw:frame>
        <draw:frame draw:style-name="gr13" draw:layer="layout" svg:width="1.763cm" svg:height="0.784cm" svg:x="15.226cm" svg:y="7.31cm">
          <draw:text-box>
            <text:p>step=1</text:p>
          </draw:text-box>
        </draw:frame>
        <draw:frame draw:style-name="gr13" draw:layer="layout" svg:width="1.763cm" svg:height="0.784cm" svg:x="15.226cm" svg:y="4.131cm">
          <draw:text-box>
            <text:p>step=0</text:p>
          </draw:text-box>
        </draw:frame>
        <draw:frame draw:style-name="gr13" draw:layer="layout" svg:width="1.763cm" svg:height="0.784cm" svg:x="15.067cm" svg:y="12.922cm">
          <draw:text-box>
            <text:p>step=2</text:p>
          </draw:text-box>
        </draw:frame>
        <draw:frame draw:style-name="gr13" draw:layer="layout" svg:width="1.763cm" svg:height="0.784cm" svg:x="15.197cm" svg:y="21.817cm">
          <draw:text-box>
            <text:p>step=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e6e6ff" draw:fill-gradient-name="Gradient_20_10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1-02-10T15:49:58</meta:creation-date>
    <dc:date>2011-02-11T13:01:43</dc:date>
    <dc:creator>Adrien-INRIA </dc:creator>
    <meta:editing-duration>PT04H22M15S</meta:editing-duration>
    <meta:editing-cycles>6</meta:editing-cycles>
    <meta:generator>OpenOffice.org/3.2$Linux OpenOffice.org_project/320m12$Build-9483</meta:generator>
    <meta:document-statistic meta:object-count="35"/>
  </office:meta>
</office:document-meta>
</file>